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43800000276332D9B5E899A45DC.png" manifest:media-type="image/png"/>
  <manifest:file-entry manifest:full-path="Pictures/100000000000043800000276C8141802C94131C5.png" manifest:media-type="image/png"/>
  <manifest:file-entry manifest:full-path="Pictures/1000000000000438000002762FA03F39B625726A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abelStone Han" svg:font-family="'BabelStone Han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996cm, 0cm, 0.972cm, 0cm)" draw:image-opacity="100%" style:mirror="none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0.5cm" fo:min-width="13.5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143cm, 0cm, 0cm, 0cm)" draw:image-opacity="100%" style:mirror="none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5cm" svg:height="1cm" svg:x="0.4cm" svg:y="7.25cm">
          <draw:text-box>
            <text:p>sc</text:p>
          </draw:text-box>
        </draw:frame>
        <draw:frame draw:style-name="gr2" draw:text-style-name="P1" draw:layer="layout" svg:width="3cm" svg:height="0.962cm" svg:x="0.65cm" svg:y="17.25cm">
          <draw:text-box>
            <text:p>tf</text:p>
          </draw:text-box>
        </draw:frame>
        <draw:frame draw:style-name="gr3" draw:text-style-name="P2" draw:layer="layout" svg:width="19.589cm" svg:height="9.4cm" svg:x="0cm" svg:y="0cm">
          <draw:image xlink:href="Pictures/1000000000000438000002762FA03F39B625726A.png" xlink:type="simple" xlink:show="embed" xlink:actuate="onLoad" draw:mime-type="image/png">
            <text:p/>
          </draw:image>
        </draw:frame>
        <draw:custom-shape draw:style-name="gr4" draw:text-style-name="P3" draw:layer="layout" svg:width="14cm" svg:height="0.75cm" svg:x="3.15cm" svg:y="9.25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9.589cm" svg:height="10.25cm" svg:x="0.011cm" svg:y="9.55cm">
          <draw:image xlink:href="Pictures/100000000000043800000276C8141802C94131C5.png" xlink:type="simple" xlink:show="embed" xlink:actuate="onLoad" draw:mime-type="image/png">
            <text:p/>
          </draw:image>
        </draw:frame>
        <draw:custom-shape draw:style-name="gr4" draw:text-style-name="P3" draw:layer="layout" svg:width="14cm" svg:height="0.75cm" svg:x="3.15cm" svg:y="18.65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9.589cm" svg:height="10.25cm" svg:x="-0.039cm" svg:y="18.8cm">
          <draw:image xlink:href="Pictures/100000000000043800000276332D9B5E899A45D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abelStone Han" svg:font-family="'BabelStone Han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abelStone Han" style:font-family-asian="'BabelStone Han'" style:font-family-generic-asian="system" style:font-pitch-asian="variable" style:font-size-asian="18pt" style:font-style-asian="normal" style:font-weight-asian="normal" style:font-name-complex="Roboto" style:font-family-complex="Robot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cm" fo:page-height="2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08T16:51:02.288108557</dc:date>
    <meta:editing-duration>PT2M23S</meta:editing-duration>
    <meta:editing-cycles>1</meta:editing-cycles>
    <meta:document-statistic meta:object-count="7"/>
    <meta:generator>LibreOffice/7.5.4.1$Linux_X86_64 LibreOffice_project/50$Build-1</meta:generator>
  </office:meta>
</office:document-meta>
</file>